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ically loaded from the top</text:p>
          </table:table-cell>
          <table:table-cell table:number-columns-repeated="4"/>
          <table:table-cell office:value-type="string" calcext:value-type="string">
            <text:p>statically loaded from the botto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ad_cell 1 output val</text:p>
          </table:table-cell>
          <table:table-cell office:value-type="float" office:value="399.08" calcext:value-type="float">
            <text:p>399,08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57" calcext:value-type="float">
            <text:p>-2,57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86" calcext:value-type="float">
            <text:p>399,86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11" calcext:value-type="float">
            <text:p>399,11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62" calcext:value-type="float">
            <text:p>-2,62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93" calcext:value-type="float">
            <text:p>399,93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56" calcext:value-type="float">
            <text:p>-0,56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17" calcext:value-type="float">
            <text:p>399,17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62" calcext:value-type="float">
            <text:p>-2,62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84" calcext:value-type="float">
            <text:p>399,84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52" calcext:value-type="float">
            <text:p>-0,52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29" calcext:value-type="float">
            <text:p>399,29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67" calcext:value-type="float">
            <text:p>-2,67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71" calcext:value-type="float">
            <text:p>399,71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47" calcext:value-type="float">
            <text:p>-0,47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35" calcext:value-type="float">
            <text:p>399,35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63" calcext:value-type="float">
            <text:p>-2,63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85" calcext:value-type="float">
            <text:p>399,85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51" calcext:value-type="float">
            <text:p>-0,51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5" calcext:value-type="float">
            <text:p>399,5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69" calcext:value-type="float">
            <text:p>-2,69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87" calcext:value-type="float">
            <text:p>399,87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59" calcext:value-type="float">
            <text:p>-0,59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7" calcext:value-type="float">
            <text:p>399,7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77" calcext:value-type="float">
            <text:p>-2,77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81" calcext:value-type="float">
            <text:p>399,81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59" calcext:value-type="float">
            <text:p>-0,59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87" calcext:value-type="float">
            <text:p>399,87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8" calcext:value-type="float">
            <text:p>-2,8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399.96" calcext:value-type="float">
            <text:p>399,96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42" calcext:value-type="float">
            <text:p>-0,42</text:p>
          </table:table-cell>
        </table:table-row>
        <table:table-row table:style-name="ro1">
          <table:table-cell office:value-type="string" calcext:value-type="string">
            <text:p><text:tab/>Load_cell 1 output val</text:p>
          </table:table-cell>
          <table:table-cell office:value-type="float" office:value="399.87" calcext:value-type="float">
            <text:p>399,87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2.86" calcext:value-type="float">
            <text:p>-2,86</text:p>
          </table:table-cell>
          <table:table-cell/>
          <table:table-cell office:value-type="string" calcext:value-type="string">
            <text:p><text:tab/>Load_cell 1 output val</text:p>
          </table:table-cell>
          <table:table-cell office:value-type="float" office:value="400.09" calcext:value-type="float">
            <text:p>400,09</text:p>
          </table:table-cell>
          <table:table-cell office:value-type="string" calcext:value-type="string">
            <text:p><text:s text:c="4"/>Load_cell 2 output val</text:p>
          </table:table-cell>
          <table:table-cell office:value-type="float" office:value="-0.31" calcext:value-type="float">
            <text:p>-0,3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3:.B11])" office:value-type="float" office:value="399.437777777778" calcext:value-type="float">
            <text:p>399,4378</text:p>
          </table:table-cell>
          <table:table-cell table:style-name="ce1"/>
          <table:table-cell table:style-name="ce1" table:formula="of:=AVERAGE([.D3:.D11])" office:value-type="float" office:value="-2.69222222222222" calcext:value-type="float">
            <text:p>-2,6922</text:p>
          </table:table-cell>
          <table:table-cell table:style-name="ce1" table:number-columns-repeated="2"/>
          <table:table-cell table:style-name="ce1" table:formula="of:=AVERAGE([.G3:.G11])" office:value-type="float" office:value="399.88" calcext:value-type="float">
            <text:p>399,8800</text:p>
          </table:table-cell>
          <table:table-cell table:style-name="ce1"/>
          <table:table-cell table:style-name="ce1" table:formula="of:=AVERAGE([.I3:.I11])" office:value-type="float" office:value="-0.507777777777778" calcext:value-type="float">
            <text:p>-0,5078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1" table:formula="of:=STDEV([.B3:.B11])" office:value-type="float" office:value="0.312840925143183" calcext:value-type="float">
            <text:p>0,3128</text:p>
          </table:table-cell>
          <table:table-cell table:style-name="ce1"/>
          <table:table-cell table:style-name="ce1" table:formula="of:=STDEV([.D3:.D11])" office:value-type="float" office:value="0.097182531580755" calcext:value-type="float">
            <text:p>0,0972</text:p>
          </table:table-cell>
          <table:table-cell table:style-name="ce1" table:number-columns-repeated="2"/>
          <table:table-cell table:style-name="ce1" table:formula="of:=STDEV([.G3:.G11])" office:value-type="float" office:value="0.105948100502082" calcext:value-type="float">
            <text:p>0,1059</text:p>
          </table:table-cell>
          <table:table-cell table:style-name="ce1"/>
          <table:table-cell table:style-name="ce1" table:formula="of:=STDEV([.I3:.I11])" office:value-type="float" office:value="0.095626588585207" calcext:value-type="float">
            <text:p>0,0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35:27.886395882</meta:creation-date>
    <dc:date>2024-11-14T11:54:52.789016312</dc:date>
    <meta:editing-duration>PT19M25S</meta:editing-duration>
    <meta:editing-cycles>2</meta:editing-cycles>
    <meta:generator>LibreOffice/24.8.2.1$Linux_X86_64 LibreOffice_project/41740883c77b073d14011387305cb18c71aed59b</meta:generator>
    <meta:document-statistic meta:table-count="1" meta:cell-count="84" meta:object-count="0"/>
  </office:meta>
</office:document-meta>
</file>